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0 - mens. 07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4 - mens. 08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298 - mens. 09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06" calcext:value-type="date">
            <text:p>06/10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NF 13312 - mens. 10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1-06" calcext:value-type="date">
            <text:p>06/11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NF 13326 - mens. 1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04" calcext:value-type="date">
            <text:p>04/12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NF 13340 - mens. 1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6-01-06" calcext:value-type="date">
            <text:p>06/01/2026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6-01-31" calcext:value-type="date">
            <text:p>31/01/2026</text:p>
          </table:table-cell>
          <table:table-cell table:style-name="ce59" office:value-type="string" calcext:value-type="string">
            <text:p>NF 13354 - mens. 01/2026</text:p>
          </table:table-cell>
          <table:table-cell table:style-name="ce63" office:value-type="float" office:value="310" calcext:value-type="float">
            <text:p>31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2" table:formula="of:=[.C8]-[.F8]" office:value-type="float" office:value="310" calcext:value-type="float">
            <text:p>310,00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8])" office:value-type="float" office:value="310" calcext:value-type="float">
            <text:p>310,00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2-02">00/00/0000</text:date></text:span><text:span text:style-name="MT2"><text:s/>- </text:span><text:span text:style-name="MT2"><text:time style:data-style-name="N2" text:time-value="14:29:30.940958172">00:00:00</text:time></text:span><text:span text:style-name="MT2"><text:time style:data-style-name="N2" text:time-value="14:29:30.941012718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4:29:30.9494047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2-02T14:29:31.769360804</dc:date>
    <dc:language>pt-PT</dc:language>
    <meta:editing-cycles>680</meta:editing-cycles>
    <meta:editing-duration>P1DT10H54M27S</meta:editing-duration>
    <meta:print-date>2022-07-01T10:31:27.249000000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